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F4D629D425F65339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blinq.me/koJvDp96rC9N" text:style-name="Internet_20_link" text:visited-style-name="Visited_20_Internet_20_Link">https://blinq.me/koJvDp96rC9N</text:a></text:p>
      <text:p text:style-name="Standard"><draw:frame draw:style-name="fr1" draw:name="Image1" text:anchor-type="char" svg:width="5.2083in" svg:height="5.2083in" draw:z-index="0"><draw:image xlink:href="Pictures/10000001000001F4000001F4D629D425F65339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1:02:55.433720898</meta:creation-date>
    <dc:date>2024-10-27T11:10:18.325680533</dc:date>
    <meta:editing-duration>PT7M2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" meta:character-count="29" meta:non-whitespace-character-count="29"/>
  </office:meta>
</office:document-meta>
</file>